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8b69" officeooo:paragraph-rsid="00198b69"/>
    </style:style>
    <style:style style:name="P2" style:family="paragraph" style:parent-style-name="Standard" style:list-style-name="L1">
      <style:text-properties officeooo:rsid="001854d7" officeooo:paragraph-rsid="001854d7"/>
    </style:style>
    <style:style style:name="P3" style:family="paragraph" style:parent-style-name="Standard" style:list-style-name="L1">
      <style:text-properties officeooo:rsid="001854d7" officeooo:paragraph-rsid="001ac65a"/>
    </style:style>
    <style:style style:name="P4" style:family="paragraph" style:parent-style-name="Standard" style:list-style-name="L1">
      <style:text-properties officeooo:rsid="001d4d13" officeooo:paragraph-rsid="001d4d13"/>
    </style:style>
    <style:style style:name="P5" style:family="paragraph" style:parent-style-name="Standard" style:list-style-name="L1">
      <style:text-properties officeooo:rsid="001a30b7" officeooo:paragraph-rsid="001a30b7"/>
    </style:style>
    <style:style style:name="P6" style:family="paragraph" style:parent-style-name="Standard" style:list-style-name="L1">
      <style:text-properties officeooo:rsid="001e1259" officeooo:paragraph-rsid="001e1259"/>
    </style:style>
    <style:style style:name="P7" style:family="paragraph" style:parent-style-name="Standard" style:list-style-name="L1">
      <style:text-properties officeooo:rsid="001ac65a" officeooo:paragraph-rsid="001ac65a"/>
    </style:style>
    <style:style style:name="T1" style:family="text">
      <style:text-properties officeooo:rsid="001d4d1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65729261442946368" text:style-name="L1">
        <text:list-item>
          <text:p text:style-name="P1">Installing Git</text:p>
          <text:list>
            <text:list-item>
              <text:p text:style-name="P2">Introduction</text:p>
            </text:list-item>
            <text:list-item>
              <text:p text:style-name="P2">Installation</text:p>
            </text:list-item>
            <text:list-item>
              <text:p text:style-name="P2">Configuration</text:p>
            </text:list-item>
          </text:list>
        </text:list-item>
        <text:list-item>
          <text:p text:style-name="P2">Using Git</text:p>
          <text:list>
            <text:list-item>
              <text:p text:style-name="P2">Creating a Sample Project</text:p>
            </text:list-item>
            <text:list-item>
              <text:p text:style-name="P2">Using Git to Manage Project Files</text:p>
            </text:list-item>
            <text:list-item>
              <text:p text:style-name="P2">Adding Changes to the Git Repository</text:p>
            </text:list-item>
            <text:list-item>
              <text:p text:style-name="P2">Summary</text:p>
            </text:list-item>
          </text:list>
        </text:list-item>
        <text:list-item>
          <text:p text:style-name="P2">Using GitHub</text:p>
          <text:list>
            <text:list-item>
              <text:p text:style-name="P2">Create a GitHub Account</text:p>
            </text:list-item>
            <text:list-item>
              <text:p text:style-name="P2">Create a GitHub Repository</text:p>
            </text:list-item>
            <text:list-item>
              <text:p text:style-name="P2">Add Your Local Repository to the GitHub Repository</text:p>
            </text:list-item>
            <text:list-item>
              <text:p text:style-name="P2">Updating GitHub as You Work</text:p>
            </text:list-item>
          </text:list>
        </text:list-item>
        <text:list-item>
          <text:p text:style-name="P1">Understanding Git</text:p>
          <text:list>
            <text:list-item>
              <text:p text:style-name="P1">Definitions</text:p>
            </text:list-item>
            <text:list-item>
              <text:p text:style-name="P1">Where Do Git Files Reside?</text:p>
            </text:list-item>
            <text:list-item>
              <text:p text:style-name="P1">Life-cycle</text:p>
              <text:list>
                <text:list-item>
                  <text:p text:style-name="P1"><text:span text:style-name="T1">Life-cycle </text:span>Examples</text:p>
                </text:list-item>
              </text:list>
            </text:list-item>
            <text:list-item>
              <text:p text:style-name="P1">Summary</text:p>
            </text:list-item>
          </text:list>
        </text:list-item>
        <text:list-item>
          <text:p text:style-name="P1">Git Commands in Detail</text:p>
          <text:list>
            <text:list-item>
              <text:p text:style-name="P4">Getting Ready</text:p>
              <text:list>
                <text:list-item>
                  <text:p text:style-name="P5">Create a GitHub Account</text:p>
                </text:list-item>
                <text:list-item>
                  <text:p text:style-name="P4">Create a GitHub Repository</text:p>
                </text:list-item>
                <text:list-item>
                  <text:p text:style-name="P5">Create the Project Files &amp; Directories</text:p>
                </text:list-item>
              </text:list>
            </text:list-item>
            <text:list-item>
              <text:p text:style-name="P6">Exploring Six Frequently Used Git Commands</text:p>
              <text:list>
                <text:list-item>
                  <text:p text:style-name="P5">$ git init – Creating a New Git Repository</text:p>
                </text:list-item>
                <text:list-item>
                  <text:p text:style-name="P5">$ git add – Staging Files</text:p>
                </text:list-item>
                <text:list-item>
                  <text:p text:style-name="P5">$ git commit – Adding Files to the Repository</text:p>
                </text:list-item>
                <text:list-item>
                  <text:p text:style-name="P5">$ git remote – What is a Remote?</text:p>
                </text:list-item>
                <text:list-item>
                  <text:p text:style-name="P5">$ git push – Pushing Code to GitHub</text:p>
                </text:list-item>
                <text:list-item>
                  <text:p text:style-name="P7">$ git status – Understanding Status</text:p>
                </text:list-item>
              </text:list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4:11:58.399685213</meta:creation-date>
    <dc:date>2016-10-11T05:58:45.863471288</dc:date>
    <meta:editing-duration>PT13H12M5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32" meta:word-count="157" meta:character-count="843" meta:non-whitespace-character-count="744"/>
  </office:meta>
</office:document-meta>
</file>